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87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" table:style-name="ta1">
        <table:table-column table:style-name="co1" table:number-columns-repeated="2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Month</text:p>
          </table:table-cell>
          <table:table-cell office:value-type="string">
            <text:p>Temp</text:p>
          </table:table-cell>
          <table:table-cell table:number-columns-repeated="7"/>
        </table:table-row>
        <table:table-row table:style-name="ro1">
          <table:table-cell office:value-type="string">
            <text:p>January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February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March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April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May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string">
            <text:p>June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office:value-type="float" office:value="10">
            <text:p>10</text:p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7"/>
        </table:table-row>
      </table:table>
      <table:named-expressions>
        <table:named-range table:name="products" table:base-cell-address="$''.$A$1" table:cell-range-address="$''.$A$1:.$A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08/31/2010</text:date>, <text:time>15:3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8-31T15:35:15</dc:date>
    <dc:creator>Alex </dc:creator>
    <meta:editing-duration>PT00H01M23S</meta:editing-duration>
    <meta:editing-cycles>2</meta:editing-cycles>
    <meta:generator>OpenOffice.org/3.2$Unix OpenOffice.org_project/320m12$Build-9483</meta:generator>
    <meta:document-statistic meta:table-count="1" meta:cell-count="17" meta:object-count="0"/>
  </office:meta>
</office:document-meta>
</file>